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54pt" style:font-size-asian="54pt" style:font-size-complex="54pt"/>
    </style:style>
    <style:style style:name="T1" style:family="text">
      <style:text-properties fo:font-family="'Times New Roman'" style:font-family-generic="roman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3" draw:layer="layout" svg:width="22.86cm" svg:height="9.35cm" svg:x="3.005cm" svg:y="5.645cm">
          <text:p text:style-name="P2"><text:span text:style-name="T1">Prediction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40:54.04</dc:date>
    <meta:editing-duration>PT00H02M37S</meta:editing-duration>
    <meta:editing-cycles>2</meta:editing-cycles>
    <meta:generator>OpenOffice.org/3.1$Win32 OpenOffice.org_project/310m19$Build-9420</meta:generator>
    <meta:document-statistic meta:object-count="2"/>
  </office:meta>
</office:document-meta>
</file>